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560000001EC7A902C5CA08218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adornments="Normal" style:font-family-generic="swiss" style:font-pitch="variable"/>
    <style:font-face style:name="Lato" svg:font-family="Lato"/>
    <style:font-face style:name="Lato1" svg:font-family="Lato" style:font-pitch="variable"/>
    <style:font-face style:name="Lato2" svg:font-family="Lato" style:font-adornments="Gras" style:font-pitch="variable"/>
    <style:font-face style:name="Lato3" svg:font-family="Lato" style:font-adornments="Normal" style:font-pitch="variable"/>
    <style:font-face style:name="Liberation Sans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paragraph-rsid="000fa5f5"/>
    </style:style>
    <style:style style:name="P2" style:family="paragraph" style:parent-style-name="Title">
      <style:text-properties officeooo:paragraph-rsid="000fa5f5"/>
    </style:style>
    <style:style style:name="P3" style:family="paragraph" style:parent-style-name="Footnote">
      <style:text-properties officeooo:rsid="000eb47e" officeooo:paragraph-rsid="000eb47e"/>
    </style:style>
    <style:style style:name="P4" style:family="paragraph" style:parent-style-name="Standard">
      <style:text-properties fo:color="#0000dc" loext:opacity="100%" style:font-name="Lato1" fo:font-weight="bold" officeooo:paragraph-rsid="000cfeb3" style:font-weight-asian="bold" style:font-weight-complex="bold"/>
    </style:style>
    <style:style style:name="P5" style:family="paragraph" style:parent-style-name="Standard">
      <loext:graphic-properties draw:fill="none"/>
      <style:paragraph-properties fo:margin-left="2.799cm" fo:margin-right="0cm" fo:text-align="justify" style:justify-single-word="false" fo:orphans="2" fo:widows="2" fo:text-indent="0cm" style:auto-text-indent="false" fo:background-color="transparent"/>
      <style:text-properties style:font-name="Lato1" officeooo:paragraph-rsid="000cfeb3"/>
    </style:style>
    <style:style style:name="P6" style:family="paragraph" style:parent-style-name="Standard" style:master-page-name="">
      <loext:graphic-properties draw:fill="none"/>
      <style:paragraph-properties fo:margin-left="2.799cm" fo:margin-right="0cm" fo:margin-top="0cm" fo:margin-bottom="0.15cm" style:contextual-spacing="false" fo:text-align="justify" style:justify-single-word="false" fo:orphans="2" fo:widows="2" fo:text-indent="0cm" style:auto-text-indent="false" style:page-number="auto" fo:background-color="transparent"/>
      <style:text-properties style:font-name="Lato1" fo:font-style="italic" officeooo:paragraph-rsid="000cfeb3" style:font-style-asian="italic" style:font-style-complex="italic"/>
    </style:style>
    <style:style style:name="P7" style:family="paragraph" style:parent-style-name="standard1">
      <style:text-properties style:font-name="Lato1" officeooo:paragraph-rsid="000cfeb3"/>
    </style:style>
    <style:style style:name="P8" style:family="paragraph" style:parent-style-name="standard1" style:master-page-name="">
      <loext:graphic-properties draw:fill="none"/>
      <style:paragraph-properties fo:margin-left="2.799cm" fo:margin-right="0cm" fo:text-align="justify" style:justify-single-word="false" fo:orphans="2" fo:widows="2" fo:text-indent="0cm" style:auto-text-indent="false" style:page-number="auto" fo:background-color="transparent"/>
      <style:text-properties style:text-line-through-style="solid" style:text-line-through-type="single" style:font-name="Lato1" fo:font-style="italic" officeooo:paragraph-rsid="000cfeb3" style:font-size-asian="10.5pt" style:font-style-asian="italic" style:font-style-complex="italic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text-properties officeooo:paragraph-rsid="000fa5f5"/>
    </style:style>
    <style:style style:name="T1" style:family="text">
      <style:text-properties style:font-name="Lato1"/>
    </style:style>
    <style:style style:name="T2" style:family="text">
      <style:text-properties style:font-name="Lato1"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style:font-name="Lato1" fo:font-style="normal" fo:font-weight="bold" officeooo:rsid="000eb47e" style:font-style-asian="normal" style:font-weight-asian="bold" style:font-style-complex="normal" style:font-weight-complex="bold"/>
    </style:style>
    <style:style style:name="T4" style:family="text">
      <style:text-properties style:font-name="Lato1" fo:font-style="normal" style:font-style-asian="normal" style:font-style-complex="normal"/>
    </style:style>
    <style:style style:name="T5" style:family="text">
      <style:text-properties style:font-name="Lato1" fo:font-style="normal" officeooo:rsid="000eb47e" style:font-style-asian="normal" style:font-style-complex="normal"/>
    </style:style>
    <style:style style:name="T6" style:family="text">
      <style:text-properties style:font-name="Lato1" fo:font-style="normal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style:font-name="Lato1" fo:font-style="normal" style:text-underline-style="solid" style:text-underline-width="auto" style:text-underline-color="font-color" officeooo:rsid="000eb47e" style:font-style-asian="normal" style:font-style-complex="normal"/>
    </style:style>
    <style:style style:name="T8" style:family="text">
      <style:text-properties style:font-name="Lato1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9" style:family="text">
      <style:text-properties style:font-name="Lato1" fo:font-style="normal" style:text-underline-style="solid" style:text-underline-width="auto" style:text-underline-color="font-color" fo:font-weight="bold" officeooo:rsid="000eb47e" style:font-style-asian="normal" style:font-weight-asian="bold" style:font-style-complex="normal" style:font-weight-complex="bold"/>
    </style:style>
    <style:style style:name="T10" style:family="text">
      <style:text-properties style:font-name="Lato1" fo:font-style="normal" style:text-underline-style="none" fo:font-weight="bold" officeooo:rsid="000eb47e" style:font-style-asian="normal" style:font-weight-asian="bold" style:font-style-complex="normal" style:font-weight-complex="bold"/>
    </style:style>
    <style:style style:name="T11" style:family="text">
      <style:text-properties style:font-name="Lato1" fo:font-style="normal" style:text-underline-style="none" officeooo:rsid="000eb47e" style:font-style-asian="normal" style:font-style-complex="normal"/>
    </style:style>
    <style:style style:name="T12" style:family="text">
      <style:text-properties style:font-name="Lato1" fo:font-weight="bold" style:font-weight-asian="bold" style:font-weight-complex="bold"/>
    </style:style>
    <style:style style:name="T13" style:family="text">
      <style:text-properties style:font-name="Lato1" fo:font-weight="bold" officeooo:rsid="000eb47e" style:font-weight-asian="bold" style:font-weight-complex="bold"/>
    </style:style>
    <style:style style:name="T14" style:family="text">
      <style:text-properties style:font-name="Lato1" fo:font-weight="bold" officeooo:rsid="0050ee20" style:font-weight-asian="bold" style:font-weight-complex="bold"/>
    </style:style>
    <style:style style:name="T15" style:family="text">
      <style:text-properties style:font-name="Lato1" officeooo:rsid="00a0f4df"/>
    </style:style>
    <style:style style:name="T16" style:family="text">
      <style:text-properties style:font-name="Lato1" officeooo:rsid="000eb47e"/>
    </style:style>
    <style:style style:name="T17" style:family="text">
      <style:text-properties style:font-name="Lato1" fo:font-weight="normal" officeooo:rsid="000eb47e" style:font-weight-asian="normal" style:font-weight-complex="normal"/>
    </style:style>
    <style:style style:name="T18" style:family="text">
      <style:text-properties style:font-name="Lato1" fo:font-weight="normal" officeooo:rsid="000fa5f5" style:font-weight-asian="normal" style:font-weight-complex="normal"/>
    </style:style>
    <style:style style:name="T19" style:family="text">
      <style:text-properties style:font-name="Lato1" style:text-underline-style="solid" style:text-underline-width="auto" style:text-underline-color="font-color"/>
    </style:style>
    <style:style style:name="T20" style:family="text">
      <style:text-properties style:font-name="Lato1"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style:font-name="Lato1" style:text-underline-style="solid" style:text-underline-width="auto" style:text-underline-color="font-color" fo:font-weight="bold" officeooo:rsid="000eb47e" style:font-weight-asian="bold" style:font-weight-complex="bold"/>
    </style:style>
    <style:style style:name="T22" style:family="text">
      <style:text-properties style:font-name="Lato1" style:text-underline-style="solid" style:text-underline-width="auto" style:text-underline-color="font-color" officeooo:rsid="00a0f4df"/>
    </style:style>
    <style:style style:name="T23" style:family="text">
      <style:text-properties style:font-name="Lato1" style:text-underline-style="solid" style:text-underline-width="auto" style:text-underline-color="font-color" fo:font-weight="normal" officeooo:rsid="000eb47e" style:font-weight-asian="normal" style:font-weight-complex="normal"/>
    </style:style>
    <style:style style:name="T24" style:family="text">
      <style:text-properties style:font-name="Lato1" style:text-underline-style="none"/>
    </style:style>
    <style:style style:name="T25" style:family="text">
      <style:text-properties style:font-name="Lato1" style:text-underline-style="none" fo:font-weight="bold" style:font-weight-asian="bold" style:font-weight-complex="bold"/>
    </style:style>
    <style:style style:name="T26" style:family="text">
      <style:text-properties style:font-name="Lato1" style:text-underline-style="none" officeooo:rsid="00a0f4df"/>
    </style:style>
    <style:style style:name="T27" style:family="text">
      <style:text-properties officeooo:rsid="000cfeb3"/>
    </style:style>
    <style:style style:name="T28" style:family="text">
      <style:text-properties officeooo:rsid="0091617d"/>
    </style:style>
    <style:style style:name="T29" style:family="text">
      <style:text-properties officeooo:rsid="00907952"/>
    </style:style>
    <style:style style:name="T30" style:family="text">
      <style:text-properties fo:background-color="#ffff00" loext:char-shading-value="0"/>
    </style:style>
    <style:style style:name="T31" style:family="text">
      <style:text-properties officeooo:rsid="00397933" fo:background-color="#ffff00" loext:char-shading-value="0"/>
    </style:style>
    <style:style style:name="T32" style:family="text">
      <style:text-properties fo:color="#ff3333" loext:opacity="100%"/>
    </style:style>
    <style:style style:name="T33" style:family="text">
      <style:text-properties officeooo:rsid="00397933"/>
    </style:style>
    <style:style style:name="T34" style:family="text">
      <style:text-properties officeooo:rsid="001f7c47"/>
    </style:style>
    <style:style style:name="T35" style:family="text">
      <style:text-properties style:text-underline-style="none" fo:font-weight="normal" style:font-weight-asian="normal" style:font-weight-complex="normal"/>
    </style:style>
    <style:style style:name="T36" style:family="text">
      <style:text-properties style:text-underline-style="none" fo:font-weight="normal" officeooo:rsid="0091617d" style:font-weight-asian="normal" style:font-weight-complex="normal"/>
    </style:style>
    <style:style style:name="T37" style:family="text">
      <style:text-properties fo:font-weight="bold" fo:background-color="#ffff00" loext:char-shading-value="0" style:font-weight-asian="bold" style:font-weight-complex="bold"/>
    </style:style>
    <style:style style:name="T38" style:family="text">
      <style:text-properties fo:font-weight="bold" officeooo:rsid="00397933" fo:background-color="#ffff00" loext:char-shading-value="0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officeooo:rsid="000cfeb3" style:font-weight-asian="bold" style:font-weight-complex="bold"/>
    </style:style>
    <style:style style:name="T41" style:family="text">
      <style:text-properties fo:font-weight="bold" officeooo:rsid="00a0f4df" style:font-size-asian="10.5pt" style:font-weight-asian="bold" style:font-weight-complex="bold"/>
    </style:style>
    <style:style style:name="T42" style:family="text">
      <style:text-properties fo:font-weight="bold" officeooo:rsid="000cfeb3" style:font-size-asian="10.5pt" style:font-weight-asian="bold" style:font-weight-complex="bold"/>
    </style:style>
    <style:style style:name="T43" style:family="text">
      <style:text-properties style:use-window-font-color="true" loext:opacity="0%" style:font-name="Lato1" fo:font-weight="bold" officeooo:rsid="001f856c" fo:background-color="transparent" loext:char-shading-value="0" style:font-weight-asian="bold" style:font-weight-complex="bold"/>
    </style:style>
    <style:style style:name="T44" style:family="text">
      <style:text-properties style:use-window-font-color="true" loext:opacity="0%" style:font-name="Lato1" fo:font-weight="bold" officeooo:rsid="001e0506" fo:background-color="transparent" loext:char-shading-value="0" style:font-weight-asian="bold" style:font-weight-complex="bold"/>
    </style:style>
    <style:style style:name="T45" style:family="text">
      <style:text-properties style:use-window-font-color="true" loext:opacity="0%" style:font-name="Lato1" fo:font-weight="bold" officeooo:rsid="001f12e4" fo:background-color="transparent" loext:char-shading-value="0" style:font-weight-asian="bold" style:font-weight-complex="bold"/>
    </style:style>
    <style:style style:name="T46" style:family="text">
      <style:text-properties style:use-window-font-color="true" loext:opacity="0%" style:font-name="Lato1" fo:font-weight="bold" officeooo:rsid="000eb47e" fo:background-color="transparent" loext:char-shading-value="0" style:font-weight-asian="bold" style:font-weight-complex="bold"/>
    </style:style>
    <style:style style:name="T47" style:family="text">
      <style:text-properties style:use-window-font-color="true" loext:opacity="0%" style:font-name="Lato1" fo:font-weight="normal" officeooo:rsid="001f856c" fo:background-color="transparent" loext:char-shading-value="0" style:font-weight-asian="normal" style:font-weight-complex="normal"/>
    </style:style>
    <style:style style:name="T48" style:family="text">
      <style:text-properties style:use-window-font-color="true" loext:opacity="0%" style:font-name="Lato1" fo:font-weight="normal" officeooo:rsid="000eb47e" fo:background-color="transparent" loext:char-shading-value="0" style:font-weight-asian="normal" style:font-weight-complex="normal"/>
    </style:style>
    <style:style style:name="T49" style:family="text">
      <style:text-properties style:use-window-font-color="true" loext:opacity="0%" style:font-name="Lato1" fo:font-weight="normal" officeooo:rsid="00a0f4df" fo:background-color="transparent" loext:char-shading-value="0" style:font-size-asian="10.5pt" style:font-weight-asian="normal" style:font-weight-complex="normal"/>
    </style:style>
    <style:style style:name="T50" style:family="text">
      <style:text-properties style:use-window-font-color="true" loext:opacity="0%" style:font-name="Lato1" style:text-underline-style="solid" style:text-underline-width="auto" style:text-underline-color="font-color" fo:font-weight="bold" officeooo:rsid="001f856c" fo:background-color="transparent" loext:char-shading-value="0" style:font-weight-asian="bold" style:font-weight-complex="bold"/>
    </style:style>
    <style:style style:name="T51" style:family="text">
      <style:text-properties style:use-window-font-color="true" loext:opacity="0%" style:font-name="Lato1" style:text-underline-style="solid" style:text-underline-width="auto" style:text-underline-color="font-color" fo:font-weight="normal" officeooo:rsid="001f856c" fo:background-color="transparent" loext:char-shading-value="0" style:font-weight-asian="normal" style:font-weight-complex="normal"/>
    </style:style>
    <style:style style:name="T52" style:family="text">
      <style:text-properties style:use-window-font-color="true" loext:opacity="0%" style:font-name="Lato1" style:text-underline-style="solid" style:text-underline-width="auto" style:text-underline-color="font-color" fo:font-weight="normal" officeooo:rsid="00a0f4df" fo:background-color="transparent" loext:char-shading-value="0" style:font-size-asian="10.5pt" style:font-weight-asian="normal" style:font-weight-complex="normal"/>
    </style:style>
    <style:style style:name="T53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2" text:anchor-type="paragraph" svg:x="-1.344cm" svg:y="-1.3cm" svg:width="2.275cm" svg:height="0.794cm" draw:z-index="0"><draw:image xlink:href="Pictures/10000000000000560000001EC7A902C5CA082181.png" xlink:type="simple" xlink:show="embed" xlink:actuate="onLoad" draw:mime-type="image/png"/></draw:frame>Lettre de motivation et expression</text:p>
      <text:p text:style-name="P1">Gérondifs, participes, nom<text:span text:style-name="T27">s</text:span> ou adjectifs apposés</text:p>
      <text:h text:style-name="Heading_20_1" text:outline-level="1">Règle</text:h>
      <text:p text:style-name="P7">N<text:span text:style-name="T28">e dites pas ou n’</text:span><text:span text:style-name="T29">écrivez pas</text:span> :</text:p>
      <text:p text:style-name="P8"><text:span text:style-name="T30">Très </text:span><text:span text:style-name="T31">intéressé·e</text:span> par votre secteur d’activité, <text:span text:style-name="T30">votre annonce</text:span> <text:span text:style-name="T32">a retenu</text:span> toute mon attention.</text:p>
      <text:p text:style-name="P5">En effet, le participe « <text:span text:style-name="T33">intéressé·e</text:span> » n’a pas le même sujet que « a retenu » : <text:span text:style-name="T34">dans la phrase ci-dessus, c’est « votre annonce » qui est « très intéressée » !</text:span></text:p>
      <text:p text:style-name="P7"><text:span text:style-name="T35">Donc dites </text:span><text:span text:style-name="T36">ou écrivez</text:span> :</text:p>
      <text:p text:style-name="P6"><text:span text:style-name="T30">Très </text:span><text:span text:style-name="T38">intéressé·e</text:span> par votre secteur d’activité,<text:span text:style-name="T30"> </text:span><text:span text:style-name="T37">j’</text:span><text:span text:style-name="T32">ai lu </text:span>votre annonce avec attention.</text:p>
      <text:p text:style-name="Standard"><text:span text:style-name="T39">Les participes présents et passés, les gérondifs</text:span><text:span text:style-name="T39"><text:note text:id="ftn1" text:note-class="footnote"><text:note-citation>1</text:note-citation><text:note-body><text:p text:style-name="P3">Il se reconnait à la for<text:span text:style-name="T53">me « en » + participe présent (exemple : « en écrivant »).</text:span></text:p></text:note-body></text:note></text:span><text:span text:style-name="T39">, tout comme les noms </text:span><text:span text:style-name="T40">ou les groupes nominaux </text:span><text:span text:style-name="T39">ou </text:span><text:span text:style-name="T40">les </text:span><text:span text:style-name="T39">adjectifs </text:span><text:span text:style-name="T42">apposés</text:span><text:span text:style-name="T42"><text:note text:id="ftn2" text:note-class="footnote"><text:note-citation>2</text:note-citation><text:note-body><text:p text:style-name="Footnote">Mot ou groupe de mots juxtaposés à un nom ou à un pronom avec la valeur d’un qualificatif.</text:p></text:note-body></text:note></text:span><text:span text:style-name="T39"> </text:span><text:span text:style-name="T41">se réfèrent</text:span><text:span text:style-name="T39"> au sujet du verbe conjugué.</text:span></text:p>
      <text:h text:style-name="Heading_20_1" text:outline-level="1"><text:bookmark-start text:name="__RefHeading___Toc9073_3926232236"/>Application<text:bookmark-end text:name="__RefHeading___Toc9073_3926232236"/></text:h>
      <text:p text:style-name="P4">Chaque proposition en gras est un début de phrase. Viennent ensuite trois propositions pouvant finir cette phrase ; une seule convient syntaxiquement. Soulignez-la.</text:p>
      <text:list xml:id="list3486952995" text:style-name="L1">
        <text:list-item>
          <text:p text:style-name="P9"><text:span text:style-name="T43">Exigeant une bonne maîtrise des langages C/C++ et Java,<text:line-break/>A] </text:span><text:span text:style-name="T47">j’ai obtenu mon </text:span><text:span text:style-name="T48">D</text:span><text:span text:style-name="T47">UT informatique au mois de juin </text:span><text:span text:style-name="T48">2022</text:span><text:span text:style-name="T47">.<text:line-break/></text:span><text:span text:style-name="T50">B] </text:span><text:span text:style-name="T51">le poste d</text:span><text:span text:style-name="T52">e</text:span><text:span text:style-name="T51"> développeu</text:span><text:span text:style-name="T52">se</text:span><text:span text:style-name="T51"> que vous proposez a retenu toute mon attention.</text:span><text:span text:style-name="T47"><text:line-break/></text:span><text:span text:style-name="T25">C] </text:span><text:span text:style-name="T24">je serais honoré</text:span><text:span text:style-name="T26">e</text:span><text:span text:style-name="T24"> de pouvoir mettre au service de votre entreprise ces connaissances.</text:span></text:p>
        </text:list-item>
        <text:list-item>
          <text:p text:style-name="P10"><text:span text:style-name="T12">Actuellement en </text:span><text:span text:style-name="T13">B</text:span><text:span text:style-name="T12">UT </text:span><text:span text:style-name="T14">informatique</text:span><text:span text:style-name="T12"> à l’IUT </text:span><text:span text:style-name="T13">Nord Franche-Comté</text:span><text:span text:style-name="T12">,<text:line-break/></text:span><text:span text:style-name="T25">A] </text:span><text:span text:style-name="T24">effectuer mon stage dans votre entreprise m’offrirait une expérience professionnelle très enrichissante.</text:span><text:span text:style-name="T1"><text:line-break/></text:span><text:span text:style-name="T12">B] </text:span><text:span text:style-name="T1">votre offre de stage a immédiatement retenu mon attention.<text:line-break/></text:span><text:span text:style-name="T8">C] </text:span><text:span text:style-name="T6">je souhaiterais vivement effectuer mon stage de fin d’année dans votre entreprise.</text:span></text:p>
        </text:list-item>
        <text:list-item>
          <text:p text:style-name="P10"><text:span text:style-name="T44">Étudiant </text:span><text:span text:style-name="T45">à l’IUT </text:span><text:span text:style-name="T46">Nord Franche-Comté</text:span><text:span text:style-name="T45"> en première année de </text:span><text:span text:style-name="T46">B</text:span><text:span text:style-name="T45">UT </text:span><text:span text:style-name="T46">informatique</text:span><text:span text:style-name="T45">,<text:line-break/></text:span><text:span text:style-name="T25">A] </text:span><text:span text:style-name="T24">une réorientation en MMI me permettrait de m’orienter vers le domaine qui me convient le mieux : la conception de sites.</text:span><text:span text:style-name="T1"><text:line-break/></text:span><text:span text:style-name="T20">B] </text:span><text:span text:style-name="T19">je souhaite me réorienter dans les métiers du multimédia et de l’Internet.</text:span><text:span text:style-name="T1"><text:line-break/></text:span><text:span text:style-name="T12">C] </text:span><text:span text:style-name="T1">votre </text:span><text:span text:style-name="T16">B</text:span><text:span text:style-name="T1">UT « métiers du multimédia et de l’Internet » conv</text:span><text:span text:style-name="T15">ient</text:span><text:span text:style-name="T1"> davantage à mon projet professionnel.</text:span></text:p>
        </text:list-item>
        <text:list-item>
          <text:p text:style-name="P10"><text:span text:style-name="T13">Dotée d’une bonne expérience dans la création de sites</text:span><text:span text:style-name="T12">,<text:line-break/></text:span><text:span text:style-name="T13">A] </text:span><text:span text:style-name="T17">le stage que vous proposez a </text:span><text:span text:style-name="T18">logiquement</text:span><text:span text:style-name="T17"> retenu toute mon attention.<text:line-break/></text:span><text:span text:style-name="T21">B] </text:span><text:span text:style-name="T23">je serais très heureuse d’effectuer dans votre entreprise mon stage de dix semaines qui commencera le 8 avril.</text:span><text:span text:style-name="T17"><text:line-break/></text:span><text:span text:style-name="T10">C] </text:span><text:span text:style-name="T11">vous pourrez compter sur moi pour mener à bien le projet décrit dans votre annonce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adornments="Normal" style:font-family-generic="swiss" style:font-pitch="variable"/>
    <style:font-face style:name="Lato" svg:font-family="Lato"/>
    <style:font-face style:name="Lato1" svg:font-family="Lato" style:font-pitch="variable"/>
    <style:font-face style:name="Lato2" svg:font-family="Lato" style:font-adornments="Gras" style:font-pitch="variable"/>
    <style:font-face style:name="Lato3" svg:font-family="Lato" style:font-adornments="Normal" style:font-pitch="variable"/>
    <style:font-face style:name="Liberation Sans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text-indent="1.501cm" style:auto-text-indent="false"/>
      <style:text-properties style:font-name="Lato3" fo:font-family="Lato" style:font-style-name="Normal" style:font-pitch="variable" officeooo:rsid="000669a3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ato" fo:font-family="Lato" fo:font-size="16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8cm" style:contextual-spacing="false" fo:line-height="100%"/>
      <style:text-properties style:font-name="Lato3" fo:font-family="Lato" style:font-style-name="Normal" style:font-pitch="variabl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 style:master-page-name="">
      <style:paragraph-properties fo:margin-left="0cm" fo:margin-right="0cm" fo:margin-top="0cm" fo:margin-bottom="0.275cm" style:contextual-spacing="false" fo:text-align="center" style:justify-single-word="false" fo:text-indent="0cm" style:auto-text-indent="false" style:page-number="auto"/>
      <style:text-properties fo:color="#000058" loext:opacity="100%" style:font-name="Lato2" fo:font-family="Lato" style:font-style-name="Gras" style:font-pitch="variable" fo:font-size="26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198cm" style:contextual-spacing="false" fo:text-indent="0cm" style:auto-text-indent="false"/>
      <style:text-properties style:font-name="DejaVu Sans" fo:font-family="'DejaVu Sans'" style:font-style-name="Normal" style:font-family-generic="swiss" style:font-pitch="variable" fo:font-weight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1.002cm" fo:margin-bottom="0.099cm" style:contextual-spacing="false" fo:padding="0.049cm" fo:border-left="none" fo:border-right="none" fo:border-top="none" fo:border-bottom="1.3pt solid #000084"/>
      <style:text-properties fo:color="#000084" loext:opacity="100%" style:font-name="Lato2" fo:font-family="Lato" style:font-style-name="Gras" style:font-pitch="variable" fo:font-size="18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185cm" fo:margin-right="0cm" fo:margin-top="0.699cm" fo:margin-bottom="0.099cm" style:contextual-spacing="false" fo:text-indent="0cm" style:auto-text-indent="false"/>
      <style:text-properties fo:color="#0000b0" loext:opacity="100%" style:font-name="Lato2" fo:font-family="Lato" style:font-style-name="Gras" style:font-pitch="variable"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37cm" fo:margin-right="0cm" fo:margin-top="0.501cm" fo:margin-bottom="0.099cm" style:contextual-spacing="false" fo:text-indent="0cm" style:auto-text-indent="false"/>
      <style:text-properties fo:color="#0000dc" loext:opacity="100%" style:font-name="Lato2" fo:font-family="Lato" style:font-style-name="Gras" style:font-pitch="variable" fo:font-size="14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556cm" fo:margin-right="0cm" fo:margin-top="0.303cm" fo:margin-bottom="0.215cm" style:contextual-spacing="false" fo:text-indent="0cm" style:auto-text-indent="false"/>
      <style:text-properties fo:color="#0000ff" loext:opacity="100%" style:font-name="Lato2" fo:font-family="Lato" style:font-style-name="Gras" style:font-pitch="variable" fo:font-size="13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58" loext:opacity="100%" style:font-name="Lato2" fo:font-family="Lato" style:font-style-name="Gras" style:font-pitch="variable" fo:font-size="22pt" fo:font-weight="bold" style:font-size-asian="18pt" style:font-size-complex="18pt"/>
    </style:style>
    <style:style style:name="Footnote" style:family="paragraph" style:parent-style-name="Standard" style:class="extra">
      <style:paragraph-properties fo:margin-left="0.598cm" fo:margin-right="0cm" fo:margin-top="0cm" fo:margin-bottom="0.198cm" style:contextual-spacing="false" fo:text-indent="-0.598cm" style:auto-text-indent="false" text:number-lines="false" text:line-number="0"/>
      <style:text-properties fo:font-size="10.5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margin-left="0.101cm" fo:margin-right="0.101cm" fo:text-indent="0cm" style:auto-text-indent="false" text:number-lines="false" text:line-number="0">
        <style:tab-stops/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color="#000084" loext:opacity="100%" style:font-name="Lato2" fo:font-family="Lato" style:font-style-name="Gras" style:font-pitch="variable" fo:font-size="18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8cm" fo:margin-bottom="0cm" style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fo:font-size="11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fo:font-size="10.5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  <style:text-properties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  <style:text-properties fo:font-size="10pt"/>
    </style:style>
    <style:style style:name="Figure" style:family="paragraph" style:parent-style-name="Caption" style:class="extra">
      <style:paragraph-properties fo:margin-left="0cm" fo:margin-right="0cm" fo:margin-top="0cm" fo:margin-bottom="0cm" style:contextual-spacing="false" fo:text-indent="0cm" style:auto-text-indent="false"/>
      <style:text-properties fo:font-size="10.5pt"/>
    </style:style>
    <style:style style:name="standard1" style:family="paragraph" style:parent-style-name="Standard">
      <style:paragraph-properties fo:margin-top="0cm" fo:margin-bottom="0cm" style:contextual-spacing="false"/>
      <style:text-properties style:font-name="Liberation Sans" fo:font-family="'Liberation Sans'" style:font-style-name="Normal" style:font-family-generic="swiss" style:font-pitch="variable" style:font-size-asian="10.5pt"/>
    </style:style>
    <style:style style:name="standard_20_2" style:display-name="standard 2" style:family="paragraph" style:parent-style-name="Standard" style:next-style-name="Standard">
      <style:paragraph-properties fo:line-height="150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20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20"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20P0"/>
    </number:currency-style>
    <number:currency-style style:name="N119P0" style:volatile="true"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9">
      <number:text>-</number:text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9P0"/>
    </number:currency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5P0" style:volatile="true">
      <number:number number:decimal-places="0" number:min-decimal-places="0" number:min-integer-digits="1" number:grouping="true"/>
      <number:text> </number:text>
    </number:number-style>
    <number:number-style style:name="N11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currency-style style:name="N113P0" style:volatile="true">
      <number:currency-symbol number:language="en" number:country="GB">£</number:currency-symbol>
      <number:number number:decimal-places="2" number:min-decimal-places="0" number:min-integer-digits="1" number:decimal-replacement="--" number:grouping="true"/>
    </number:currency-style>
    <number:currency-style style:name="N113">
      <style:text-properties fo:color="#ff0000"/>
      <number:text>-</number:text>
      <number:currency-symbol number:language="en" number:country="GB">£</number:currency-symbol>
      <number:number number:decimal-places="2" number:min-decimal-places="0" number:min-integer-digits="1" number:decimal-replacement="--" number:grouping="true"/>
      <style:map style:condition="value()&gt;=0" style:apply-style-name="N113P0"/>
    </number:currency-style>
    <number:currency-style style:name="N111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11P0"/>
    </number:currency-style>
    <number:currency-style style:name="N122P0" style:volatile="true"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currency-style style:name="N109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09P0"/>
    </number:currency-style>
    <number:currency-style style:name="N108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08P0"/>
    </number:currency-styl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15:23:07.882884606</meta:creation-date>
    <dc:title>Cours</dc:title>
    <meta:editing-duration>PT28M57S</meta:editing-duration>
    <meta:editing-cycles>8</meta:editing-cycles>
    <meta:generator>LibreOffice/7.3.7.2$Linux_X86_64 LibreOffice_project/30$Build-2</meta:generator>
    <meta:initial-creator>Corinne Paterlini</meta:initial-creator>
    <dc:date>2023-11-21T15:12:45.512555135</dc:date>
    <meta:document-statistic meta:table-count="0" meta:image-count="1" meta:object-count="0" meta:page-count="1" meta:paragraph-count="18" meta:word-count="386" meta:character-count="2295" meta:non-whitespace-character-count="1933"/>
    <meta:template xlink:type="simple" xlink:actuate="onRequest" xlink:title="Cours" xlink:href="../../../../../../../../../.config/libreoffice/4/user/template/Cours.ott" meta:date="2023-11-20T15:23:07.250687999"/>
  </office:meta>
</office:document-meta>
</file>